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916cm" fo:margin-left="0.004cm" fo:margin-right="0.002cm" table:align="margins" style:writing-mode="lr-tb"/>
    </style:style>
    <style:style style:name="Table1.A" style:family="table-column">
      <style:table-column-properties style:column-width="2.238cm" style:rel-column-width="9219*"/>
    </style:style>
    <style:style style:name="Table1.B" style:family="table-column">
      <style:table-column-properties style:column-width="1.506cm" style:rel-column-width="6204*"/>
    </style:style>
    <style:style style:name="Table1.C" style:family="table-column">
      <style:table-column-properties style:column-width="8.491cm" style:rel-column-width="34961*"/>
    </style:style>
    <style:style style:name="Table1.D" style:family="table-column">
      <style:table-column-properties style:column-width="3.679cm" style:rel-column-width="15151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itle" style:master-page-name="Standard">
      <style:paragraph-properties fo:text-align="end" style:justify-single-word="false"/>
    </style:style>
    <style:style style:name="P2" style:family="paragraph" style:parent-style-name="Title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Title">
      <style:paragraph-properties fo:text-align="end" style:justify-single-word="false"/>
      <style:text-properties fo:font-size="16pt" style:font-size-asian="16pt"/>
    </style:style>
    <style:style style:name="P5" style:family="paragraph" style:parent-style-name="Title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paragraph-properties fo:text-align="end" style:justify-single-word="false"/>
      <style:text-properties style:font-name="Albany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itle" style:master-page-name="Convert_20_1">
      <style:paragraph-properties style:page-number="2"/>
    </style:style>
    <style:style style:name="P11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12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13" style:family="paragraph" style:parent-style-name="Title">
      <style:paragraph-properties fo:text-align="justify" style:justify-single-word="false"/>
      <style:text-properties style:font-name="Albany" fo:font-size="8pt" fo:font-weight="normal" style:font-size-asian="8pt" style:font-weight-asian="normal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Title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.355cm"/>
          <style:tab-stop style:position="15.748cm" style:type="right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  <style:tab-stop style:position="16.51cm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159cm" style:type="right" style:leader-style="dotted" style:leader-text="."/>
          <style:tab-stop style:position="15.748cm"/>
        </style:tab-stops>
      </style:paragraph-properties>
    </style:style>
    <style:style style:name="P19" style:family="paragraph" style:parent-style-name="Title" style:master-page-name="Convert_20_2">
      <style:paragraph-properties style:page-number="5">
        <style:tab-stops>
          <style:tab-stop style:position="0.762cm"/>
          <style:tab-stop style:position="16.51cm" style:type="right"/>
        </style:tab-stops>
      </style:paragraph-properties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cm" fo:text-indent="1.244cm" style:auto-text-indent="false">
        <style:tab-stops>
          <style:tab-stop style:position="2.434cm"/>
        </style:tab-stops>
      </style:paragraph-properties>
      <style:text-properties style:font-name="Arial1"/>
    </style:style>
    <style:style style:name="P22" style:family="paragraph" style:parent-style-name="Text_20_body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Documento Validação de Requisitos</text:p>
      <text:p text:style-name="Standard"/>
      <text:p text:style-name="P3"/>
      <text:p text:style-name="P5"/>
      <text:p text:style-name="P5">Versão 0.1</text:p>
      <text:p text:style-name="Standard"><text:s/></text:p>
      <text:p text:style-name="Standard"/>
      <text:p text:style-name="Standard"/>
      <text:p text:style-name="P6"/>
      <text:p text:style-name="P7"/>
      <text:p text:style-name="P8">Gerente de projeto:</text:p>
      <text:p text:style-name="P9"><text:span text:style-name="T4">Fábio Nogueira de Lucena<text:line-break/>fabio@inf.ufg.br</text:span><text:line-break/></text:p>
      <text:p text:style-name="P9"/>
      <text:p text:style-name="P9"/>
      <text:p text:style-name="P9"/>
      <text:p text:style-name="P9"/>
      <text:p text:style-name="P10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1">
          <table:table-cell table:style-name="Table1.A2" office:value-type="string">
            <text:p text:style-name="P12">06/2006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2">Proposta inicial da validação de requisitos</text:p>
          </table:table-cell>
          <table:table-cell table:style-name="Table1.D2" office:value-type="string">
            <text:p text:style-name="P12">Roberto</text:p>
          </table:table-cell>
        </table:table-row>
      </table:table>
      <text:p text:style-name="Standard"/>
      <text:p text:style-name="P13"/>
      <text:p text:style-name="P14"/>
      <text:p text:style-name="Standard"/>
      <text:p text:style-name="Standard"/>
      <text:p text:style-name="Standard"/>
      <text:p text:style-name="P15">Conteúdo</text:p>
      <text:p text:style-name="P16"/>
      <text:p text:style-name="Standard"/>
      <text:table-of-content text:style-name="Sect1" text:name="Table of Contents1">
        <text:table-of-content-source text:outline-level="3" text:use-index-marks="fals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7"><text:a xlink:type="simple" xlink:href="#1. Objetivo|outline">1. <text:s/>Objetivo<text:tab/>5</text:a></text:p>
          <text:p text:style-name="P17"><text:a xlink:type="simple" xlink:href="#2. Critérios|outline">2. <text:s/>Critérios<text:tab/>5</text:a></text:p>
          <text:p text:style-name="P18"><text:a xlink:type="simple" xlink:href="#2.1. Necessário|outline">2.1 <text:s/>Necessário<text:tab/>5</text:a></text:p>
          <text:p text:style-name="P18"><text:a xlink:type="simple" xlink:href="#2.2. Correto|outline">2.2 <text:s/>Correto<text:tab/>5</text:a></text:p>
          <text:p text:style-name="P18"><text:a xlink:type="simple" xlink:href="#2.3. Conciso|outline">2.3 <text:s/>Conciso<text:tab/>5</text:a></text:p>
          <text:p text:style-name="P18"><text:a xlink:type="simple" xlink:href="#2.4. Não ambíguo |outline">2.4 <text:s/>Não ambíguo <text:tab/>5</text:a></text:p>
          <text:p text:style-name="P18"><text:a xlink:type="simple" xlink:href="#2.5. Completo|outline">2.5 <text:s/>Completo<text:tab/>5</text:a></text:p>
          <text:p text:style-name="P18"><text:a xlink:type="simple" xlink:href="#2.6. Consistente|outline">2.6 <text:s/>Consistente<text:tab/>5</text:a></text:p>
          <text:p text:style-name="P18"><text:a xlink:type="simple" xlink:href="#2.7. Verificável|outline">2.7 <text:s/>Verificável<text:tab/>5</text:a></text:p>
          <text:p text:style-name="P18"><text:a xlink:type="simple" xlink:href="#2.8. Rastreável|outline">2.8 <text:s/>Rastreável<text:tab/>5</text:a></text:p>
          <text:p text:style-name="P18"><text:a xlink:type="simple" xlink:href="#2.9. Alocado |outline">2.9 <text:s/>Alocado <text:tab/>5</text:a></text:p>
          <text:p text:style-name="P18"><text:a xlink:type="simple" xlink:href="#2.10. Independente de projeto |outline">2.10 <text:s/>Independente de projeto <text:tab/>5</text:a></text:p>
          <text:p text:style-name="P18"><text:a xlink:type="simple" xlink:href="#2.11. Não redundante|outline">2.11 <text:s/>Não redundante<text:tab/>5</text:a></text:p>
          <text:p text:style-name="P18"><text:a xlink:type="simple" xlink:href="#2.12. Usar padrão de escrita. |outline">2.12 <text:s/>Usar padrão de escrita. <text:tab/>5</text:a></text:p>
          <text:p text:style-name="P18"><text:a xlink:type="simple" xlink:href="#2.13. Identificador único|outline">2.13 <text:s/>Identificador único<text:tab/>5</text:a></text:p>
        </text:index-body>
      </text:table-of-content>
      <text:p text:style-name="P19">Documento Validação de Requisitos</text:p>
      <text:h text:style-name="Heading_20_1" text:outline-level="1"><text:s/>Objetivo</text:h>
      <text:p text:style-name="P20">Documentar critérios a serem observados durante a analise de uma especificação de requisitos de software. Requisitos só poderão ser aceitos em uma especificação quando os critérios identificados abaixo forem satisfeitos.</text:p>
      <text:h text:style-name="Heading_20_1" text:outline-level="1"><text:s/>Critérios</text:h>
      <text:p text:style-name="P21">Todos os critérios deveria ser, estar ou satisfazer os seguintes itens.</text:p>
      <text:p text:style-name="P21"/>
      <text:h text:style-name="Heading_20_2" text:outline-level="2"><text:s/>Necessário</text:h>
      <text:p text:style-name="Text_20_body">Se um software pode atender suas reais necessidades sem um determinado requisito entao este não é necessário.</text:p>
      <text:h text:style-name="Heading_20_2" text:outline-level="2"><text:s/>Correto</text:h>
      <text:p text:style-name="P22">Os fatos associados ao requisito são precisos e o mesmo é possível tanto técnica quanto legalmente.</text:p>
      <text:h text:style-name="Heading_20_2" text:outline-level="2"><text:s/>Conciso</text:h>
      <text:p text:style-name="P22">O requisito é estabelecido de forma simples</text:p>
      <text:h text:style-name="Heading_20_2" text:outline-level="2"><text:s/>Não ambíguo </text:h>
      <text:p text:style-name="P22">O requisito só pode ser interpretado de uma única maneira. Evite sentenças que dificulta o entendimento Ex: “exceto”, “geralmente”, “normalmente”.</text:p>
      <text:h text:style-name="Heading_20_2" text:outline-level="2"><text:s/>Completo</text:h>
      <text:p text:style-name="P22">Todas as condições sobre as quais um requisito pode ser analisado foram estabelecidas</text:p>
      <text:h text:style-name="Heading_20_2" text:outline-level="2"><text:s/>Consistente</text:h>
      <text:p text:style-name="P22">Não existe conflito com outros requisitos </text:p>
      <text:h text:style-name="Heading_20_2" text:outline-level="2"><text:s/>Verificável</text:h>
      <text:p text:style-name="P22">Implementação do requisito pode ser comprovada</text:p>
      <text:h text:style-name="Heading_20_2" text:outline-level="2"><text:s/>Rastreável</text:h>
      <text:p text:style-name="P22">A fonte do requisito pode ser identificada tanto quanto os produtos de trabalhos decorrentes do requisito.</text:p>
      <text:h text:style-name="Heading_20_2" text:outline-level="2"><text:s/>Alocado </text:h>
      <text:p text:style-name="P22">O requisito deve ser alocado a um componente do projeto de software</text:p>
      <text:h text:style-name="Heading_20_2" text:outline-level="2"><text:s/>Independente de projeto </text:h>
      <text:p text:style-name="P22">Não deveria estabelecer a forma de implementação</text:p>
      <text:h text:style-name="Heading_20_2" text:outline-level="2"><text:s/>Não redundante</text:h>
      <text:p text:style-name="P22">Sua remoção resulta em conjunto com um (01) requisito a menos</text:p>
      <text:h text:style-name="Heading_20_2" text:outline-level="2"><text:s/>Usar padrão de escrita. </text:h>
      <text:p text:style-name="P22">Use sentenças “afirmativas” como “O software deverá...”.</text:p>
      <text:h text:style-name="Heading_20_2" text:outline-level="2"><text:s/>Identificador único</text:h>
      <text:p text:style-name="P22">Todo requisito deve possuir um identificador ún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Albany AMT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text:style-name="WW8Num1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-0.02cm" text:min-label-width="1.24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3" style:family="table">
      <style:table-properties style:width="15.896cm" fo:margin-left="0.004cm" fo:margin-right="0.021cm" table:align="margins" style:writing-mode="lr-tb"/>
    </style:style>
    <style:style style:name="Table13.A" style:family="table-column">
      <style:table-column-properties style:column-width="11.053cm" style:rel-column-width="45569*"/>
    </style:style>
    <style:style style:name="Table13.B" style:family="table-column">
      <style:table-column-properties style:column-width="4.844cm" style:rel-column-width="19966*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4" style:family="table">
      <style:table-properties style:width="16.117cm" fo:margin-left="-0.191cm" fo:margin-right="-0.005cm" table:align="margins" style:writing-mode="lr-tb"/>
    </style:style>
    <style:style style:name="Table14.A" style:family="table-column">
      <style:table-column-properties style:column-width="4.477cm" style:rel-column-width="18201*"/>
    </style:style>
    <style:style style:name="Table14.B" style:family="table-column">
      <style:table-column-properties style:column-width="7.214cm" style:rel-column-width="29339*"/>
    </style:style>
    <style:style style:name="Table14.C" style:family="table-column">
      <style:table-column-properties style:column-width="4.426cm" style:rel-column-width="17995*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5.916cm" fo:margin-left="0.004cm" fo:margin-right="0cm" table:align="margins" style:writing-mode="lr-tb"/>
    </style:style>
    <style:style style:name="Table10.A" style:family="table-column">
      <style:table-column-properties style:column-width="11.053cm" style:rel-column-width="45508*"/>
    </style:style>
    <style:style style:name="Table10.B" style:family="table-column">
      <style:table-column-properties style:column-width="4.863cm" style:rel-column-width="20027*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5.879cm" fo:margin-left="0.041cm" fo:margin-right="0cm" table:align="margins" style:writing-mode="lr-tb"/>
    </style:style>
    <style:style style:name="Table9.A" style:family="table-column">
      <style:table-column-properties style:column-width="4.697cm" style:rel-column-width="19388*"/>
    </style:style>
    <style:style style:name="Table9.B" style:family="table-column">
      <style:table-column-properties style:column-width="7.144cm" style:rel-column-width="29487*"/>
    </style:style>
    <style:style style:name="Table9.C" style:family="table-column">
      <style:table-column-properties style:column-width="4.036cm" style:rel-column-width="16660*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1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name-complex="Arial1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fo:font-size="8pt" style:font-size-asian="8pt" style:font-name-complex="Arial1" style:font-size-complex="8pt"/>
    </style:style>
    <style:style style:name="P7" style:family="paragraph" style:parent-style-name="Standard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lbany" fo:font-size="8pt" style:font-size-asian="8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T1" style:family="text">
      <style:text-properties style:font-name="Albany" fo:font-size="8pt" style:font-size-asian="8pt"/>
    </style:style>
    <style:style style:name="T2" style:family="text" style:parent-style-name="Page_20_Number">
      <style:text-properties style:font-name="Albany" fo:font-size="8pt" style:font-size-asian="8pt"/>
    </style:style>
    <style:style style:name="T3" style:family="text" style:parent-style-name="Page_20_Number">
      <style:text-properties style:font-name="Albany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 style:parent-style-name="Page_20_Number">
      <style:text-properties style:font-name="Arial1" fo:font-size="8pt" style:font-size-asian="8pt" style:font-name-complex="Arial1"/>
    </style:style>
    <style:style style:name="fr1" style:family="graphic" style:parent-style-name="Frame">
      <style:graphic-properties style:run-through="background" style:wrap="run-through" style:number-wrapped-paragraphs="no-limit" style:horizontal-pos="right" style:horizontal-rel="paragraph-content"/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011cm" fo:margin-left="0cm" fo:margin-right="0cm" fo:margin-bottom="115.51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width="15.919cm" draw:z-index="0"><draw:text-box fo:min-height="0.041cm"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_20_1" style:display-name="Convert 1" style:page-layout-name="pm2">
      <style:header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5">Escola</text:p>
            </table:table-cell>
            <table:table-cell table:style-name="Table13.B1" office:value-type="string">
              <text:p text:style-name="P6"><text:s text:c="2"/>Versão: <text:s/>0.1</text:p>
            </table:table-cell>
          </table:table-row>
          <table:table-row table:style-name="Table13.1">
            <table:table-cell table:style-name="Table13.A2" office:value-type="string">
              <text:p text:style-name="P7">Plano de Requisitos</text:p>
            </table:table-cell>
            <table:table-cell table:style-name="Table13.B2" office:value-type="string">
              <text:p text:style-name="P7"><text:s text:c="2"/>Data: <text:s/>22/06/2006</text:p>
            </table:table-cell>
          </table:table-row>
        </table:table>
        <text:p text:style-name="Header"/>
      </style:header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8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0"><text:span text:style-name="T1">Página </text:span><text:span text:style-name="T2"><text:page-number text:select-page="current">5</text:page-number></text:span><text:span text:style-name="T3"> </text:span><text:span text:style-name="T2">de </text:span><text:span text:style-name="T2"><text:page-count style:num-format="1">5</text:page-count>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5">Escola</text:p>
            </table:table-cell>
            <table:table-cell table:style-name="Table10.B1" office:value-type="string">
              <text:p text:style-name="P6"><text:s text:c="2"/>Versão: <text:s/>0.1</text:p>
            </table:table-cell>
          </table:table-row>
          <table:table-row table:style-name="Table10.1">
            <table:table-cell table:style-name="Table10.A2" office:value-type="string">
              <text:p text:style-name="P7">Plano de Requisitos</text:p>
            </table:table-cell>
            <table:table-cell table:style-name="Table10.B2" office:value-type="string">
              <text:p text:style-name="P7"><text:s text:c="2"/>Data: <text:s/>22/06/2006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2"/>
            </table:table-cell>
            <table:table-cell table:style-name="Table9.A1" office:value-type="string">
              <text:p text:style-name="P10"><text:span text:style-name="T4">Página </text:span><text:span text:style-name="T5"><text:page-number text:select-page="current">5</text:page-number></text:span><text:span text:style-name="T5"> de </text:span><text:span text:style-name="T5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9:17:00</meta:creation-date>
    <dc:creator>Roberto Mnte</dc:creator>
    <dc:date>2006-06-22T09:58:26</dc:date>
    <meta:print-date>2003-09-02T15:56:00</meta:print-date>
    <dc:language>pt-BR</dc:language>
    <meta:editing-cycles>129</meta:editing-cycles>
    <meta:editing-duration>PT18H23M56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75" meta:word-count="341" meta:character-count="2277"/>
  </office:meta>
</office:document-meta>
</file>